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opperplate Gothic Bold" svg:font-family="'Copperplate Gothic Bold'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f38b" officeooo:paragraph-rsid="000af38b"/>
    </style:style>
    <style:style style:name="T1" style:family="text">
      <style:text-properties style:text-position="sub 58%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sigma)avdnavn="Sko" (Avd (kobling)<text:span text:style-name="T1">Avd.Avdnr = Ans.avdnr</text:span> Ans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opperplate Gothic Bold" svg:font-family="'Copperplate Gothic Bold'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nb" fo:country="NO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nb" fo:country="NO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opperplate Gothic Bold" fo:font-family="'Copperplate Gothic Bold'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 Bolt-Evensen</meta:initial-creator>
    <meta:creation-date>2015-08-24T14:57:29.624368031</meta:creation-date>
    <dc:date>2015-08-24T15:54:11.762837360</dc:date>
    <dc:creator>Anders Bolt-Evensen</dc:creator>
    <meta:editing-duration>PT46M21S</meta:editing-duration>
    <meta:editing-cycles>1</meta:editing-cycles>
    <meta:document-statistic meta:table-count="0" meta:image-count="0" meta:object-count="0" meta:page-count="1" meta:paragraph-count="1" meta:word-count="6" meta:character-count="61" meta:non-whitespace-character-count="56"/>
    <meta:generator>LibreOffice/4.3.7.2$FreeBSD_X86_64 LibreOffice_project/430m0$Build-2</meta:generator>
  </office:meta>
</office:document-meta>
</file>